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color="#000000" draw:fill-color="#eeeeee" draw:textarea-horizontal-align="justify" draw:textarea-vertical-align="middle" draw:auto-grow-height="false" fo:min-height="15.752cm" fo:min-width="0.897cm"/>
    </style:style>
    <style:style style:name="gr2" style:family="graphic" style:parent-style-name="standard">
      <style:graphic-properties svg:stroke-color="#eeeeee" draw:fill-color="#eeeeee" draw:textarea-horizontal-align="justify" draw:textarea-vertical-align="middle" draw:auto-grow-height="false" fo:min-height="0.639cm" fo:min-width="4.936cm"/>
    </style:style>
    <style:style style:name="gr3" style:family="graphic" style:parent-style-name="standard">
      <style:graphic-properties svg:stroke-width="0.159cm" svg:stroke-color="#000000" draw:marker-start-width="0.438cm" draw:marker-end-width="0.438cm" draw:fill="none" draw:fill-color="#000000" draw:textarea-horizontal-align="center" draw:textarea-vertical-align="middle" draw:auto-grow-height="false" fo:min-height="3.325cm" fo:min-width="0cm" fo:padding-top="0.204cm" fo:padding-bottom="0.204cm" fo:padding-left="0.329cm" fo:padding-right="0.329cm" draw:shadow="hidden"/>
    </style:style>
    <style:style style:name="gr4"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000000" draw:fill-color="#eeeeee" draw:textarea-horizontal-align="justify" draw:textarea-vertical-align="middle" draw:auto-grow-height="false" fo:min-height="1.782cm" fo:min-width="3.564cm"/>
    </style:style>
    <style:style style:name="gr6" style:family="graphic" style:parent-style-name="objectwithoutfill">
      <style:graphic-properties draw:stroke="solid" svg:stroke-width="0.053cm" svg:stroke-color="#000000" draw:marker-start-width="0.279cm" draw:marker-end="" draw:marker-end-width="0.379cm" draw:fill="solid" draw:textarea-vertical-align="middle" fo:padding-top="0.151cm" fo:padding-bottom="0.151cm" fo:padding-left="0.276cm" fo:padding-right="0.276cm"/>
    </style:style>
    <style:style style:name="gr7" style:family="graphic" style:parent-style-name="standard">
      <style:graphic-properties svg:stroke-width="0.053cm" svg:stroke-color="#000000" draw:marker-start-width="0.279cm" draw:marker-end-width="0.279cm" draw:fill-color="#000000" draw:textarea-vertical-align="middle" fo:padding-top="0.151cm" fo:padding-bottom="0.151cm" fo:padding-left="0.276cm" fo:padding-right="0.276cm"/>
    </style:style>
    <style:style style:name="gr8" style:family="graphic" style:parent-style-name="standard">
      <style:graphic-properties draw:stroke="none" svg:stroke-width="0cm" svg:stroke-color="#000000" draw:fill="none" draw:fill-color="#ffffff" fo:min-height="2.845cm"/>
    </style:style>
    <style:style style:name="P1" style:family="paragraph">
      <loext:graphic-properties draw:fill-color="#eeeeee"/>
      <style:paragraph-properties fo:text-align="center"/>
    </style:style>
    <style:style style:name="P2" style:family="paragraph">
      <style:paragraph-properties fo:text-align="center"/>
    </style:style>
    <style:style style:name="P3" style:family="paragraph">
      <loext:graphic-properties draw:fill="none" draw:fill-color="#000000"/>
      <style:paragraph-properties fo:text-align="center"/>
    </style:style>
    <style:style style:name="P4" style:family="paragraph">
      <loext:graphic-properties draw:fill="none" draw:fill-color="#ffffff"/>
    </style:style>
    <style:style style:name="P5" style:family="paragraph">
      <loext:graphic-properties draw:fill="solid"/>
      <style:paragraph-properties fo:text-align="center"/>
    </style:style>
    <style:style style:name="P6" style:family="paragraph">
      <loext:graphic-properties draw:fill-color="#000000"/>
      <style:paragraph-properties fo:text-align="center"/>
    </style:style>
    <style:style style:name="P7" style:family="paragraph">
      <style:text-properties fo:font-size="36pt" style:font-size-asian="36pt" style:font-size-complex="36pt"/>
    </style:style>
    <style:style style:name="P8" style:family="paragraph">
      <loext:graphic-properties draw:fill="none" draw:fill-color="#ffffff"/>
      <style:text-properties fo:font-size="36pt" style:font-size-asian="36pt" style:font-size-complex="36pt"/>
    </style:style>
    <style:style style:name="T1"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97cm" svg:height="16.002cm" svg:x="0.061cm" svg:y="2.31cm">
          <draw:glue-point draw:id="4" svg:x="5.001cm" svg:y="-4.998cm"/>
          <draw:glue-point draw:id="5" svg:x="5.001cm" svg:y="-3.748cm"/>
          <draw:glue-point draw:id="6" svg:x="5.001cm" svg:y="-2.497cm"/>
          <draw:glue-point draw:id="7" svg:x="5.001cm" svg:y="-1.247cm"/>
          <draw:glue-point draw:id="8" svg:x="5.001cm" svg:y="1.247cm"/>
          <draw:glue-point draw:id="9" svg:x="5.001cm" svg:y="2.497cm"/>
          <draw:glue-point draw:id="10" svg:x="5.001cm" svg:y="3.748cm"/>
          <draw:glue-point draw:id="11" svg:x="5.001cm" svg:y="4.998cm"/>
          <text:p text:style-name="P2"/>
          <draw:enhanced-geometry svg:viewBox="0 0 21600 21600" draw:mirror-horizontal="true" draw:mirror-vertical="false" draw:type="rectangle" draw:enhanced-path="M 0 0 L 21600 0 21600 21600 0 21600 0 0 Z N"/>
        </draw:custom-shape>
        <draw:custom-shape draw:style-name="gr2" draw:text-style-name="P1" draw:layer="layout" svg:width="5.436cm" svg:height="0.889cm" draw:transform="rotate (1.5707963267949) translate (0.316cm 12.699cm)">
          <text:p text:style-name="P2">Table enteries</text:p>
          <draw:enhanced-geometry svg:viewBox="0 0 21600 21600" draw:type="rectangle" draw:enhanced-path="M 0 0 L 21600 0 21600 21600 0 21600 0 0 Z N"/>
        </draw:custom-shape>
        <draw:polyline draw:style-name="gr3" draw:text-style-name="P3" draw:layer="layout" svg:width="20.494cm" svg:height="0.45cm" svg:x="3.618cm" svg:y="1.434cm" svg:viewBox="0 0 20495 451" draw:points="20495,451 20495,441 20493,432 20491,422 20488,413 20479,394 20467,376 20452,358 20434,342 20415,326 20393,311 20369,297 20343,285 20316,274 20287,265 20258,257 20228,252 20198,248 20167,247 10905,203 10874,202 10844,198 10814,193 10784,185 10756,176 10729,165 10703,153 10679,139 10657,125 10637,109 10619,92 10604,74 10592,56 10583,38 10580,28 10578,19 10576,9 10576,0 10576,9 10574,19 10572,28 10569,38 10560,56 10548,74 10533,92 10515,109 10496,125 10474,139 10450,153 10424,165 10397,176 10368,185 10339,193 10309,198 10279,202 10248,203 329,224 298,225 268,229 238,234 208,242 180,251 153,262 127,274 103,288 81,303 61,319 43,335 28,353 16,371 7,390 4,399 2,409 0,418 0,428">
          <text:p/>
        </draw:polyline>
        <draw:frame draw:style-name="gr4" draw:text-style-name="P4" draw:layer="layout" svg:width="6.209cm" svg:height="0.962cm" svg:x="11.506cm" svg:y="0.151cm">
          <draw:text-box>
            <text:p>Number of iterations</text:p>
          </draw:text-box>
        </draw:frame>
      </draw:page>
      <draw:page draw:name="page2" draw:style-name="dp1" draw:master-page-name="Default">
        <draw:custom-shape draw:style-name="gr5" draw:text-style-name="P1" xml:id="id2" draw:id="id2" draw:layer="layout" svg:width="4.064cm" svg:height="2.032cm" svg:x="3.999cm" svg:y="2.818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ustom-shape draw:style-name="gr1" draw:text-style-name="P1" xml:id="id1" draw:id="id1" draw:layer="layout" svg:width="1.397cm" svg:height="16.002cm" svg:x="0.061cm" svg:y="2.31cm">
          <draw:glue-point draw:id="4" svg:x="5.001cm" svg:y="-4.998cm"/>
          <draw:glue-point draw:id="5" svg:x="5.001cm" svg:y="-3.748cm"/>
          <draw:glue-point draw:id="6" svg:x="5.001cm" svg:y="-2.497cm"/>
          <draw:glue-point draw:id="7" svg:x="5.001cm" svg:y="-1.247cm"/>
          <draw:glue-point draw:id="8" svg:x="5.001cm" svg:y="1.247cm"/>
          <draw:glue-point draw:id="9" svg:x="5.001cm" svg:y="2.497cm"/>
          <draw:glue-point draw:id="10" svg:x="5.001cm" svg:y="3.748cm"/>
          <draw:glue-point draw:id="11" svg:x="5.001cm" svg:y="4.998cm"/>
          <text:p/>
          <draw:enhanced-geometry svg:viewBox="0 0 21600 21600" draw:mirror-horizontal="true" draw:mirror-vertical="false" draw:type="rectangle" draw:enhanced-path="M 0 0 L 21600 0 21600 21600 0 21600 0 0 Z N"/>
        </draw:custom-shape>
        <draw:custom-shape draw:style-name="gr2" draw:text-style-name="P1" draw:layer="layout" svg:width="5.436cm" svg:height="0.889cm" draw:transform="rotate (1.5707963267949) translate (0.316cm 12.699cm)">
          <text:p text:style-name="P2">Table enteries</text:p>
          <draw:enhanced-geometry svg:viewBox="0 0 21600 21600" draw:type="rectangle" draw:enhanced-path="M 0 0 L 21600 0 21600 21600 0 21600 0 0 Z N"/>
        </draw:custom-shape>
        <draw:connector draw:style-name="gr6" draw:text-style-name="P5" draw:layer="layout" draw:type="lines" draw:line-skew="0.007cm -0.515cm" svg:x1="1.458cm" svg:y1="4.314cm" svg:x2="3.999cm" svg:y2="3.072cm" draw:start-shape="id1" draw:start-glue-point="5" draw:end-shape="id2" draw:end-glue-point="5" svg:d="M1458 4314h509l1016-1242h1016" svg:viewBox="0 0 2542 1243">
          <text:p/>
        </draw:connector>
        <draw:connector draw:style-name="gr6" draw:text-style-name="P5" draw:layer="layout" draw:type="lines" draw:line-skew="0cm -0.388cm" svg:x1="1.458cm" svg:y1="6.316cm" svg:x2="3.999cm" svg:y2="3.326cm" draw:start-shape="id1" draw:start-glue-point="6" draw:end-shape="id2" draw:end-glue-point="6" svg:d="M1458 6316h502l1150-2990h889" svg:viewBox="0 0 2542 2991">
          <text:p/>
        </draw:connector>
        <draw:connector draw:style-name="gr6" draw:text-style-name="P5" draw:layer="layout" draw:type="lines" draw:line-skew="0cm -0.261cm" svg:x1="1.458cm" svg:y1="8.316cm" svg:x2="3.999cm" svg:y2="3.58cm" draw:start-shape="id1" draw:start-glue-point="7" draw:end-shape="id2" draw:end-glue-point="7" svg:d="M1458 8316h502l1277-4736h762" svg:viewBox="0 0 2542 4737">
          <text:p/>
        </draw:connector>
        <draw:connector draw:style-name="gr6" draw:text-style-name="P5" draw:layer="layout" draw:type="lines" draw:line-skew="0cm -0.134cm" svg:x1="1.459cm" svg:y1="10.311cm" svg:x2="3.999cm" svg:y2="3.834cm" draw:start-shape="id1" draw:start-glue-point="1" draw:end-shape="id2" draw:end-glue-point="3" svg:d="M1459 10311h501l1404-6477h635" svg:viewBox="0 0 2541 6478">
          <text:p/>
        </draw:connector>
        <draw:connector draw:style-name="gr6" draw:text-style-name="P5" draw:layer="layout" draw:type="lines" svg:x1="1.458cm" svg:y1="12.306cm" svg:x2="3.999cm" svg:y2="4.088cm" draw:start-shape="id1" draw:start-glue-point="8" draw:end-shape="id2" draw:end-glue-point="8" svg:d="M1458 12306h502l1538-8218h501" svg:viewBox="0 0 2542 8219">
          <text:p/>
        </draw:connector>
        <draw:connector draw:style-name="gr6" draw:text-style-name="P5" draw:layer="layout" draw:type="lines" draw:line-skew="0cm 0.12cm" svg:x1="1.458cm" svg:y1="14.306cm" svg:x2="3.999cm" svg:y2="4.342cm" draw:start-shape="id1" draw:start-glue-point="9" draw:end-shape="id2" draw:end-glue-point="9" svg:d="M1458 14306h502l1658-9964h381" svg:viewBox="0 0 2542 9965">
          <text:p/>
        </draw:connector>
        <draw:connector draw:style-name="gr6" draw:text-style-name="P5" draw:layer="layout" draw:type="lines" draw:line-skew="0cm 0.247cm" svg:x1="1.458cm" svg:y1="16.308cm" svg:x2="3.999cm" svg:y2="4.596cm" draw:start-shape="id1" draw:start-glue-point="10" draw:end-shape="id2" draw:end-glue-point="10" svg:d="M1458 16308h502l1785-11712h254" svg:viewBox="0 0 2542 11713">
          <text:p/>
        </draw:connector>
        <draw:polyline draw:style-name="gr3" draw:text-style-name="P3" draw:layer="layout" svg:width="20.494cm" svg:height="0.45cm" svg:x="3.618cm" svg:y="1.434cm" svg:viewBox="0 0 20495 451" draw:points="20495,451 20495,441 20493,432 20491,422 20488,413 20479,394 20467,376 20452,358 20434,342 20415,326 20393,311 20369,297 20343,285 20316,274 20287,265 20258,257 20228,252 20198,248 20167,247 10905,203 10874,202 10844,198 10814,193 10784,185 10756,176 10729,165 10703,153 10679,139 10657,125 10637,109 10619,92 10604,74 10592,56 10583,38 10580,28 10578,19 10576,9 10576,0 10576,9 10574,19 10572,28 10569,38 10560,56 10548,74 10533,92 10515,109 10496,125 10474,139 10450,153 10424,165 10397,176 10368,185 10339,193 10309,198 10279,202 10248,203 329,224 298,225 268,229 238,234 208,242 180,251 153,262 127,274 103,288 81,303 61,319 43,335 28,353 16,371 7,390 4,399 2,409 0,418 0,428">
          <text:p/>
        </draw:polyline>
        <draw:frame draw:style-name="gr4" draw:text-style-name="P4" draw:layer="layout" svg:width="6.209cm" svg:height="0.962cm" svg:x="11.506cm" svg:y="0.151cm">
          <draw:text-box>
            <text:p>Number of iterations</text:p>
          </draw:text-box>
        </draw:frame>
        <draw:custom-shape draw:style-name="gr5" draw:text-style-name="P1" draw:layer="layout" svg:width="4.064cm" svg:height="2.032cm" svg:x="3.999cm" svg:y="2.818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page>
      <draw:page draw:name="page3" draw:style-name="dp1" draw:master-page-name="Default">
        <draw:custom-shape draw:style-name="gr5" draw:text-style-name="P1" xml:id="id4" draw:id="id4" draw:layer="layout" svg:width="4.064cm" svg:height="2.032cm" svg:x="3.999cm" svg:y="2.818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ustom-shape draw:style-name="gr1" draw:text-style-name="P1" xml:id="id3" draw:id="id3" draw:layer="layout" svg:width="1.397cm" svg:height="16.002cm" svg:x="0.061cm" svg:y="2.31cm">
          <draw:glue-point draw:id="4" svg:x="5.001cm" svg:y="-4.998cm"/>
          <draw:glue-point draw:id="5" svg:x="5.001cm" svg:y="-3.748cm"/>
          <draw:glue-point draw:id="6" svg:x="5.001cm" svg:y="-2.497cm"/>
          <draw:glue-point draw:id="7" svg:x="5.001cm" svg:y="-1.247cm"/>
          <draw:glue-point draw:id="8" svg:x="5.001cm" svg:y="1.247cm"/>
          <draw:glue-point draw:id="9" svg:x="5.001cm" svg:y="2.497cm"/>
          <draw:glue-point draw:id="10" svg:x="5.001cm" svg:y="3.748cm"/>
          <draw:glue-point draw:id="11" svg:x="5.001cm" svg:y="4.998cm"/>
          <text:p/>
          <draw:enhanced-geometry svg:viewBox="0 0 21600 21600" draw:mirror-horizontal="true" draw:mirror-vertical="false" draw:type="rectangle" draw:enhanced-path="M 0 0 L 21600 0 21600 21600 0 21600 0 0 Z N"/>
        </draw:custom-shape>
        <draw:custom-shape draw:style-name="gr2" draw:text-style-name="P1" draw:layer="layout" svg:width="5.436cm" svg:height="0.889cm" draw:transform="rotate (1.5707963267949) translate (0.316cm 12.699cm)">
          <text:p text:style-name="P2">Table enteries</text:p>
          <draw:enhanced-geometry svg:viewBox="0 0 21600 21600" draw:type="rectangle" draw:enhanced-path="M 0 0 L 21600 0 21600 21600 0 21600 0 0 Z N"/>
        </draw:custom-shape>
        <draw:connector draw:style-name="gr6" draw:text-style-name="P5" draw:layer="layout" draw:type="lines" draw:line-skew="0.007cm -0.515cm" svg:x1="1.458cm" svg:y1="4.314cm" svg:x2="3.999cm" svg:y2="3.072cm" draw:start-shape="id3" draw:start-glue-point="5" draw:end-shape="id4" draw:end-glue-point="5" svg:d="M1458 4314h509l1016-1242h1016" svg:viewBox="0 0 2542 1243">
          <text:p/>
        </draw:connector>
        <draw:connector draw:style-name="gr6" draw:text-style-name="P5" draw:layer="layout" draw:type="lines" draw:line-skew="0cm -0.388cm" svg:x1="1.458cm" svg:y1="6.316cm" svg:x2="3.999cm" svg:y2="3.326cm" draw:start-shape="id3" draw:start-glue-point="6" draw:end-shape="id4" draw:end-glue-point="6" svg:d="M1458 6316h502l1150-2990h889" svg:viewBox="0 0 2542 2991">
          <text:p/>
        </draw:connector>
        <draw:connector draw:style-name="gr6" draw:text-style-name="P5" draw:layer="layout" draw:type="lines" draw:line-skew="0cm -0.261cm" svg:x1="1.458cm" svg:y1="8.316cm" svg:x2="3.999cm" svg:y2="3.58cm" draw:start-shape="id3" draw:start-glue-point="7" draw:end-shape="id4" draw:end-glue-point="7" svg:d="M1458 8316h502l1277-4736h762" svg:viewBox="0 0 2542 4737">
          <text:p/>
        </draw:connector>
        <draw:connector draw:style-name="gr6" draw:text-style-name="P5" draw:layer="layout" draw:type="lines" draw:line-skew="0cm -0.134cm" svg:x1="1.459cm" svg:y1="10.311cm" svg:x2="3.999cm" svg:y2="3.834cm" draw:start-shape="id3" draw:start-glue-point="1" draw:end-shape="id4" draw:end-glue-point="3" svg:d="M1459 10311h501l1404-6477h635" svg:viewBox="0 0 2541 6478">
          <text:p/>
        </draw:connector>
        <draw:connector draw:style-name="gr6" draw:text-style-name="P5" draw:layer="layout" draw:type="lines" svg:x1="1.458cm" svg:y1="12.306cm" svg:x2="3.999cm" svg:y2="4.088cm" draw:start-shape="id3" draw:start-glue-point="8" draw:end-shape="id4" draw:end-glue-point="8" svg:d="M1458 12306h502l1538-8218h501" svg:viewBox="0 0 2542 8219">
          <text:p/>
        </draw:connector>
        <draw:connector draw:style-name="gr6" draw:text-style-name="P5" draw:layer="layout" draw:type="lines" draw:line-skew="0cm 0.12cm" svg:x1="1.458cm" svg:y1="14.306cm" svg:x2="3.999cm" svg:y2="4.342cm" draw:start-shape="id3" draw:start-glue-point="9" draw:end-shape="id4" draw:end-glue-point="9" svg:d="M1458 14306h502l1658-9964h381" svg:viewBox="0 0 2542 9965">
          <text:p/>
        </draw:connector>
        <draw:connector draw:style-name="gr6" draw:text-style-name="P5" draw:layer="layout" draw:type="lines" draw:line-skew="0cm 0.247cm" svg:x1="1.458cm" svg:y1="16.308cm" svg:x2="3.999cm" svg:y2="4.596cm" draw:start-shape="id3" draw:start-glue-point="10" draw:end-shape="id4" draw:end-glue-point="10" svg:d="M1458 16308h502l1785-11712h254" svg:viewBox="0 0 2542 11713">
          <text:p/>
        </draw:connector>
        <draw:polyline draw:style-name="gr3" draw:text-style-name="P3" draw:layer="layout" svg:width="20.494cm" svg:height="0.45cm" svg:x="3.618cm" svg:y="1.434cm" svg:viewBox="0 0 20495 451" draw:points="20495,451 20495,441 20493,432 20491,422 20488,413 20479,394 20467,376 20452,358 20434,342 20415,326 20393,311 20369,297 20343,285 20316,274 20287,265 20258,257 20228,252 20198,248 20167,247 10905,203 10874,202 10844,198 10814,193 10784,185 10756,176 10729,165 10703,153 10679,139 10657,125 10637,109 10619,92 10604,74 10592,56 10583,38 10580,28 10578,19 10576,9 10576,0 10576,9 10574,19 10572,28 10569,38 10560,56 10548,74 10533,92 10515,109 10496,125 10474,139 10450,153 10424,165 10397,176 10368,185 10339,193 10309,198 10279,202 10248,203 329,224 298,225 268,229 238,234 208,242 180,251 153,262 127,274 103,288 81,303 61,319 43,335 28,353 16,371 7,390 4,399 2,409 0,418 0,428">
          <text:p/>
        </draw:polyline>
        <draw:frame draw:style-name="gr4" draw:text-style-name="P4" draw:layer="layout" svg:width="6.209cm" svg:height="0.962cm" svg:x="11.506cm" svg:y="0.151cm">
          <draw:text-box>
            <text:p>Number of iterations</text:p>
          </draw:text-box>
        </draw:frame>
        <draw:custom-shape draw:style-name="gr5" draw:text-style-name="P1" xml:id="id5" draw:id="id5" draw:layer="layout" svg:width="4.064cm" svg:height="2.032cm" svg:x="7.367cm" svg:y="6.477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onnector draw:style-name="gr6" draw:text-style-name="P5" draw:layer="layout" draw:type="lines" svg:x1="1.458cm" svg:y1="4.314cm" svg:x2="7.367cm" svg:y2="6.731cm" draw:start-shape="id3" draw:start-glue-point="5" draw:end-shape="id5" draw:end-glue-point="5" svg:d="M1458 4314h502l4906 2417h501" svg:viewBox="0 0 5910 2418">
          <text:p/>
        </draw:connector>
        <draw:connector draw:style-name="gr6" draw:text-style-name="P5" draw:layer="layout" draw:type="lines" svg:x1="1.458cm" svg:y1="6.316cm" svg:x2="7.367cm" svg:y2="6.985cm" draw:start-shape="id3" draw:start-glue-point="6" draw:end-shape="id5" draw:end-glue-point="6" svg:d="M1458 6316h502l4906 669h501" svg:viewBox="0 0 5910 670">
          <text:p/>
        </draw:connector>
        <draw:connector draw:style-name="gr6" draw:text-style-name="P5" draw:layer="layout" draw:type="lines" svg:x1="1.458cm" svg:y1="8.316cm" svg:x2="7.367cm" svg:y2="7.239cm" draw:start-shape="id3" draw:start-glue-point="7" draw:end-shape="id5" draw:end-glue-point="7" svg:d="M1458 8316h502l4906-1077h501" svg:viewBox="0 0 5910 1078">
          <text:p/>
        </draw:connector>
        <draw:connector draw:style-name="gr6" draw:text-style-name="P5" draw:layer="layout" draw:type="lines" svg:x1="1.459cm" svg:y1="10.311cm" svg:x2="7.367cm" svg:y2="7.493cm" draw:start-shape="id3" draw:start-glue-point="1" draw:end-shape="id5" draw:end-glue-point="3" svg:d="M1459 10311h501l4906-2818h501" svg:viewBox="0 0 5909 2819">
          <text:p/>
        </draw:connector>
        <draw:connector draw:style-name="gr6" draw:text-style-name="P5" draw:layer="layout" draw:type="lines" svg:x1="1.458cm" svg:y1="12.306cm" svg:x2="7.367cm" svg:y2="7.747cm" draw:start-shape="id3" draw:start-glue-point="8" draw:end-shape="id5" draw:end-glue-point="8" svg:d="M1458 12306h502l4906-4559h501" svg:viewBox="0 0 5910 4560">
          <text:p/>
        </draw:connector>
        <draw:connector draw:style-name="gr6" draw:text-style-name="P5" draw:layer="layout" draw:type="lines" svg:x1="1.458cm" svg:y1="14.306cm" svg:x2="7.367cm" svg:y2="8.001cm" draw:start-shape="id3" draw:start-glue-point="9" draw:end-shape="id5" draw:end-glue-point="9" svg:d="M1458 14306h502l4906-6305h501" svg:viewBox="0 0 5910 6306">
          <text:p/>
        </draw:connector>
        <draw:connector draw:style-name="gr6" draw:text-style-name="P5" draw:layer="layout" draw:type="lines" svg:x1="1.458cm" svg:y1="16.308cm" svg:x2="7.367cm" svg:y2="8.255cm" draw:start-shape="id3" draw:start-glue-point="10" draw:end-shape="id5" draw:end-glue-point="10" svg:d="M1458 16308h502l4906-8053h501" svg:viewBox="0 0 5910 8054">
          <text:p/>
        </draw:connector>
        <draw:connector draw:style-name="gr7" draw:text-style-name="P6" draw:layer="layout" svg:x1="8.063cm" svg:y1="3.834cm" svg:x2="9.399cm" svg:y2="6.477cm" draw:start-shape="id4" draw:start-glue-point="1" draw:end-shape="id5" draw:end-glue-point="0" svg:d="M8063 3834h1336v2643" svg:viewBox="0 0 1337 2644">
          <text:p/>
        </draw:connector>
      </draw:page>
      <draw:page draw:name="page4" draw:style-name="dp1" draw:master-page-name="Default">
        <draw:custom-shape draw:style-name="gr5" draw:text-style-name="P1" xml:id="id7" draw:id="id7" draw:layer="layout" svg:width="4.064cm" svg:height="2.032cm" svg:x="3.999cm" svg:y="2.818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1.397cm" svg:height="16.002cm" svg:x="0.061cm" svg:y="2.31cm">
          <draw:glue-point draw:id="4" svg:x="5.001cm" svg:y="-4.998cm"/>
          <draw:glue-point draw:id="5" svg:x="5.001cm" svg:y="-3.748cm"/>
          <draw:glue-point draw:id="6" svg:x="5.001cm" svg:y="-2.497cm"/>
          <draw:glue-point draw:id="7" svg:x="5.001cm" svg:y="-1.247cm"/>
          <draw:glue-point draw:id="8" svg:x="5.001cm" svg:y="1.247cm"/>
          <draw:glue-point draw:id="9" svg:x="5.001cm" svg:y="2.497cm"/>
          <draw:glue-point draw:id="10" svg:x="5.001cm" svg:y="3.748cm"/>
          <draw:glue-point draw:id="11" svg:x="5.001cm" svg:y="4.998cm"/>
          <text:p/>
          <draw:enhanced-geometry svg:viewBox="0 0 21600 21600" draw:mirror-horizontal="true" draw:mirror-vertical="false" draw:type="rectangle" draw:enhanced-path="M 0 0 L 21600 0 21600 21600 0 21600 0 0 Z N"/>
        </draw:custom-shape>
        <draw:custom-shape draw:style-name="gr2" draw:text-style-name="P1" draw:layer="layout" svg:width="5.436cm" svg:height="0.889cm" draw:transform="rotate (1.5707963267949) translate (0.316cm 12.699cm)">
          <text:p text:style-name="P2">Table enteries</text:p>
          <draw:enhanced-geometry svg:viewBox="0 0 21600 21600" draw:type="rectangle" draw:enhanced-path="M 0 0 L 21600 0 21600 21600 0 21600 0 0 Z N"/>
        </draw:custom-shape>
        <draw:connector draw:style-name="gr6" draw:text-style-name="P5" draw:layer="layout" draw:type="lines" draw:line-skew="0.007cm -0.515cm" svg:x1="1.458cm" svg:y1="4.314cm" svg:x2="3.999cm" svg:y2="3.072cm" draw:start-shape="id6" draw:start-glue-point="5" draw:end-shape="id7" draw:end-glue-point="5" svg:d="M1458 4314h509l1016-1242h1016" svg:viewBox="0 0 2542 1243">
          <text:p/>
        </draw:connector>
        <draw:connector draw:style-name="gr6" draw:text-style-name="P5" draw:layer="layout" draw:type="lines" draw:line-skew="0cm -0.388cm" svg:x1="1.458cm" svg:y1="6.316cm" svg:x2="3.999cm" svg:y2="3.326cm" draw:start-shape="id6" draw:start-glue-point="6" draw:end-shape="id7" draw:end-glue-point="6" svg:d="M1458 6316h502l1150-2990h889" svg:viewBox="0 0 2542 2991">
          <text:p/>
        </draw:connector>
        <draw:connector draw:style-name="gr6" draw:text-style-name="P5" draw:layer="layout" draw:type="lines" draw:line-skew="0cm -0.261cm" svg:x1="1.458cm" svg:y1="8.316cm" svg:x2="3.999cm" svg:y2="3.58cm" draw:start-shape="id6" draw:start-glue-point="7" draw:end-shape="id7" draw:end-glue-point="7" svg:d="M1458 8316h502l1277-4736h762" svg:viewBox="0 0 2542 4737">
          <text:p/>
        </draw:connector>
        <draw:connector draw:style-name="gr6" draw:text-style-name="P5" draw:layer="layout" draw:type="lines" draw:line-skew="0cm -0.134cm" svg:x1="1.459cm" svg:y1="10.311cm" svg:x2="3.999cm" svg:y2="3.834cm" draw:start-shape="id6" draw:start-glue-point="1" draw:end-shape="id7" draw:end-glue-point="3" svg:d="M1459 10311h501l1404-6477h635" svg:viewBox="0 0 2541 6478">
          <text:p/>
        </draw:connector>
        <draw:connector draw:style-name="gr6" draw:text-style-name="P5" draw:layer="layout" draw:type="lines" svg:x1="1.458cm" svg:y1="12.306cm" svg:x2="3.999cm" svg:y2="4.088cm" draw:start-shape="id6" draw:start-glue-point="8" draw:end-shape="id7" draw:end-glue-point="8" svg:d="M1458 12306h502l1538-8218h501" svg:viewBox="0 0 2542 8219">
          <text:p/>
        </draw:connector>
        <draw:connector draw:style-name="gr6" draw:text-style-name="P5" draw:layer="layout" draw:type="lines" draw:line-skew="0cm 0.12cm" svg:x1="1.458cm" svg:y1="14.306cm" svg:x2="3.999cm" svg:y2="4.342cm" draw:start-shape="id6" draw:start-glue-point="9" draw:end-shape="id7" draw:end-glue-point="9" svg:d="M1458 14306h502l1658-9964h381" svg:viewBox="0 0 2542 9965">
          <text:p/>
        </draw:connector>
        <draw:connector draw:style-name="gr6" draw:text-style-name="P5" draw:layer="layout" draw:type="lines" draw:line-skew="0cm 0.247cm" svg:x1="1.458cm" svg:y1="16.308cm" svg:x2="3.999cm" svg:y2="4.596cm" draw:start-shape="id6" draw:start-glue-point="10" draw:end-shape="id7" draw:end-glue-point="10" svg:d="M1458 16308h502l1785-11712h254" svg:viewBox="0 0 2542 11713">
          <text:p/>
        </draw:connector>
        <draw:polyline draw:style-name="gr3" draw:text-style-name="P3" draw:layer="layout" svg:width="20.494cm" svg:height="0.45cm" svg:x="3.618cm" svg:y="1.434cm" svg:viewBox="0 0 20495 451" draw:points="20495,451 20495,441 20493,432 20491,422 20488,413 20479,394 20467,376 20452,358 20434,342 20415,326 20393,311 20369,297 20343,285 20316,274 20287,265 20258,257 20228,252 20198,248 20167,247 10905,203 10874,202 10844,198 10814,193 10784,185 10756,176 10729,165 10703,153 10679,139 10657,125 10637,109 10619,92 10604,74 10592,56 10583,38 10580,28 10578,19 10576,9 10576,0 10576,9 10574,19 10572,28 10569,38 10560,56 10548,74 10533,92 10515,109 10496,125 10474,139 10450,153 10424,165 10397,176 10368,185 10339,193 10309,198 10279,202 10248,203 329,224 298,225 268,229 238,234 208,242 180,251 153,262 127,274 103,288 81,303 61,319 43,335 28,353 16,371 7,390 4,399 2,409 0,418 0,428">
          <text:p/>
        </draw:polyline>
        <draw:frame draw:style-name="gr4" draw:text-style-name="P4" draw:layer="layout" svg:width="6.209cm" svg:height="0.962cm" svg:x="11.506cm" svg:y="0.151cm">
          <draw:text-box>
            <text:p>Number of iterations</text:p>
          </draw:text-box>
        </draw:frame>
        <draw:custom-shape draw:style-name="gr5" draw:text-style-name="P1" xml:id="id8" draw:id="id8" draw:layer="layout" svg:width="4.064cm" svg:height="2.032cm" svg:x="7.367cm" svg:y="6.477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onnector draw:style-name="gr6" draw:text-style-name="P5" draw:layer="layout" draw:type="lines" svg:x1="1.458cm" svg:y1="4.314cm" svg:x2="7.367cm" svg:y2="6.731cm" draw:start-shape="id6" draw:start-glue-point="5" draw:end-shape="id8" draw:end-glue-point="5" svg:d="M1458 4314h502l4906 2417h501" svg:viewBox="0 0 5910 2418">
          <text:p/>
        </draw:connector>
        <draw:connector draw:style-name="gr6" draw:text-style-name="P5" draw:layer="layout" draw:type="lines" svg:x1="1.458cm" svg:y1="6.316cm" svg:x2="7.367cm" svg:y2="6.985cm" draw:start-shape="id6" draw:start-glue-point="6" draw:end-shape="id8" draw:end-glue-point="6" svg:d="M1458 6316h502l4906 669h501" svg:viewBox="0 0 5910 670">
          <text:p/>
        </draw:connector>
        <draw:connector draw:style-name="gr6" draw:text-style-name="P5" draw:layer="layout" draw:type="lines" svg:x1="1.458cm" svg:y1="8.316cm" svg:x2="7.367cm" svg:y2="7.239cm" draw:start-shape="id6" draw:start-glue-point="7" draw:end-shape="id8" draw:end-glue-point="7" svg:d="M1458 8316h502l4906-1077h501" svg:viewBox="0 0 5910 1078">
          <text:p/>
        </draw:connector>
        <draw:connector draw:style-name="gr6" draw:text-style-name="P5" draw:layer="layout" draw:type="lines" svg:x1="1.459cm" svg:y1="10.311cm" svg:x2="7.367cm" svg:y2="7.493cm" draw:start-shape="id6" draw:start-glue-point="1" draw:end-shape="id8" draw:end-glue-point="3" svg:d="M1459 10311h501l4906-2818h501" svg:viewBox="0 0 5909 2819">
          <text:p/>
        </draw:connector>
        <draw:connector draw:style-name="gr6" draw:text-style-name="P5" draw:layer="layout" draw:type="lines" svg:x1="1.458cm" svg:y1="12.306cm" svg:x2="7.367cm" svg:y2="7.747cm" draw:start-shape="id6" draw:start-glue-point="8" draw:end-shape="id8" draw:end-glue-point="8" svg:d="M1458 12306h502l4906-4559h501" svg:viewBox="0 0 5910 4560">
          <text:p/>
        </draw:connector>
        <draw:connector draw:style-name="gr6" draw:text-style-name="P5" draw:layer="layout" draw:type="lines" svg:x1="1.458cm" svg:y1="14.306cm" svg:x2="7.367cm" svg:y2="8.001cm" draw:start-shape="id6" draw:start-glue-point="9" draw:end-shape="id8" draw:end-glue-point="9" svg:d="M1458 14306h502l4906-6305h501" svg:viewBox="0 0 5910 6306">
          <text:p/>
        </draw:connector>
        <draw:connector draw:style-name="gr6" draw:text-style-name="P5" draw:layer="layout" draw:type="lines" svg:x1="1.458cm" svg:y1="16.308cm" svg:x2="7.367cm" svg:y2="8.255cm" draw:start-shape="id6" draw:start-glue-point="10" draw:end-shape="id8" draw:end-glue-point="10" svg:d="M1458 16308h502l4906-8053h501" svg:viewBox="0 0 5910 8054">
          <text:p/>
        </draw:connector>
        <draw:custom-shape draw:style-name="gr5" draw:text-style-name="P1" xml:id="id10" draw:id="id10" draw:layer="layout" svg:width="4.064cm" svg:height="2.032cm" svg:x="7.367cm" svg:y="6.477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ustom-shape draw:style-name="gr5" draw:text-style-name="P1" xml:id="id9" draw:id="id9" draw:layer="layout" svg:width="4.064cm" svg:height="2.032cm" svg:x="10.541cm" svg:y="10.668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onnector draw:style-name="gr6" draw:text-style-name="P5" draw:layer="layout" draw:type="lines" svg:x1="1.458cm" svg:y1="4.314cm" svg:x2="10.541cm" svg:y2="10.922cm" draw:start-shape="id6" draw:start-glue-point="5" draw:end-shape="id9" draw:end-glue-point="5" svg:d="M1458 4314h502l8080 6608h501" svg:viewBox="0 0 9084 6609">
          <text:p/>
        </draw:connector>
        <draw:connector draw:style-name="gr6" draw:text-style-name="P5" draw:layer="layout" draw:type="lines" svg:x1="1.458cm" svg:y1="6.316cm" svg:x2="10.541cm" svg:y2="11.176cm" draw:start-shape="id6" draw:start-glue-point="6" draw:end-shape="id9" draw:end-glue-point="6" svg:d="M1458 6316h502l8080 4860h501" svg:viewBox="0 0 9084 4861">
          <text:p/>
        </draw:connector>
        <draw:connector draw:style-name="gr6" draw:text-style-name="P5" draw:layer="layout" draw:type="lines" svg:x1="1.458cm" svg:y1="8.316cm" svg:x2="10.541cm" svg:y2="11.43cm" draw:start-shape="id6" draw:start-glue-point="7" draw:end-shape="id9" draw:end-glue-point="7" svg:d="M1458 8316h502l8080 3114h501" svg:viewBox="0 0 9084 3115">
          <text:p/>
        </draw:connector>
        <draw:connector draw:style-name="gr6" draw:text-style-name="P5" draw:layer="layout" draw:type="lines" svg:x1="1.459cm" svg:y1="10.311cm" svg:x2="10.541cm" svg:y2="11.684cm" draw:start-shape="id6" draw:start-glue-point="1" draw:end-shape="id9" draw:end-glue-point="3" svg:d="M1459 10311h501l8080 1373h501" svg:viewBox="0 0 9083 1374">
          <text:p/>
        </draw:connector>
        <draw:connector draw:style-name="gr6" draw:text-style-name="P5" draw:layer="layout" draw:type="lines" svg:x1="1.458cm" svg:y1="12.306cm" svg:x2="10.541cm" svg:y2="11.938cm" draw:start-shape="id6" draw:start-glue-point="8" draw:end-shape="id9" draw:end-glue-point="8" svg:d="M1458 12306h502l8080-368h501" svg:viewBox="0 0 9084 369">
          <text:p/>
        </draw:connector>
        <draw:connector draw:style-name="gr6" draw:text-style-name="P5" draw:layer="layout" draw:type="lines" svg:x1="1.458cm" svg:y1="14.306cm" svg:x2="10.541cm" svg:y2="12.192cm" draw:start-shape="id6" draw:start-glue-point="9" draw:end-shape="id9" draw:end-glue-point="9" svg:d="M1458 14306h502l8080-2114h501" svg:viewBox="0 0 9084 2115">
          <text:p/>
        </draw:connector>
        <draw:connector draw:style-name="gr6" draw:text-style-name="P5" draw:layer="layout" draw:type="lines" svg:x1="1.458cm" svg:y1="16.308cm" svg:x2="10.541cm" svg:y2="12.446cm" draw:start-shape="id6" draw:start-glue-point="10" draw:end-shape="id9" draw:end-glue-point="10" svg:d="M1458 16308h502l8080-3862h501" svg:viewBox="0 0 9084 3863">
          <text:p/>
        </draw:connector>
        <draw:connector draw:style-name="gr7" draw:text-style-name="P6" draw:layer="layout" svg:x1="8.063cm" svg:y1="3.834cm" svg:x2="9.399cm" svg:y2="6.477cm" draw:start-shape="id7" draw:start-glue-point="1" draw:end-shape="id10" draw:end-glue-point="0" svg:d="M8063 3834h1336v2643" svg:viewBox="0 0 1337 2644">
          <text:p/>
        </draw:connector>
        <draw:connector draw:style-name="gr7" draw:text-style-name="P6" draw:layer="layout" svg:x1="11.431cm" svg:y1="7.493cm" svg:x2="12.573cm" svg:y2="10.668cm" draw:start-shape="id10" draw:start-glue-point="1" draw:end-shape="id9" draw:end-glue-point="0" svg:d="M11431 7493h1142v3175" svg:viewBox="0 0 1143 3176">
          <text:p/>
        </draw:connector>
      </draw:page>
      <draw:page draw:name="page5" draw:style-name="dp1" draw:master-page-name="Default">
        <draw:custom-shape draw:style-name="gr5" draw:text-style-name="P1" xml:id="id12" draw:id="id12" draw:layer="layout" svg:width="4.064cm" svg:height="2.032cm" svg:x="3.999cm" svg:y="2.818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ustom-shape draw:style-name="gr1" draw:text-style-name="P1" xml:id="id11" draw:id="id11" draw:layer="layout" svg:width="1.397cm" svg:height="16.002cm" svg:x="0.061cm" svg:y="2.31cm">
          <draw:glue-point draw:id="4" svg:x="5.001cm" svg:y="-4.998cm"/>
          <draw:glue-point draw:id="5" svg:x="5.001cm" svg:y="-3.748cm"/>
          <draw:glue-point draw:id="6" svg:x="5.001cm" svg:y="-2.497cm"/>
          <draw:glue-point draw:id="7" svg:x="5.001cm" svg:y="-1.247cm"/>
          <draw:glue-point draw:id="8" svg:x="5.001cm" svg:y="1.247cm"/>
          <draw:glue-point draw:id="9" svg:x="5.001cm" svg:y="2.497cm"/>
          <draw:glue-point draw:id="10" svg:x="5.001cm" svg:y="3.748cm"/>
          <draw:glue-point draw:id="11" svg:x="5.001cm" svg:y="4.998cm"/>
          <text:p/>
          <draw:enhanced-geometry svg:viewBox="0 0 21600 21600" draw:mirror-horizontal="true" draw:mirror-vertical="false" draw:type="rectangle" draw:enhanced-path="M 0 0 L 21600 0 21600 21600 0 21600 0 0 Z N"/>
        </draw:custom-shape>
        <draw:custom-shape draw:style-name="gr2" draw:text-style-name="P1" draw:layer="layout" svg:width="5.436cm" svg:height="0.889cm" draw:transform="rotate (1.5707963267949) translate (0.316cm 12.699cm)">
          <text:p text:style-name="P2">Table enteries</text:p>
          <draw:enhanced-geometry svg:viewBox="0 0 21600 21600" draw:type="rectangle" draw:enhanced-path="M 0 0 L 21600 0 21600 21600 0 21600 0 0 Z N"/>
        </draw:custom-shape>
        <draw:connector draw:style-name="gr6" draw:text-style-name="P5" draw:layer="layout" draw:type="lines" draw:line-skew="0.007cm -0.515cm" svg:x1="1.458cm" svg:y1="4.314cm" svg:x2="3.999cm" svg:y2="3.072cm" draw:start-shape="id11" draw:start-glue-point="5" draw:end-shape="id12" draw:end-glue-point="5" svg:d="M1458 4314h509l1016-1242h1016" svg:viewBox="0 0 2542 1243">
          <text:p/>
        </draw:connector>
        <draw:connector draw:style-name="gr6" draw:text-style-name="P5" draw:layer="layout" draw:type="lines" draw:line-skew="0cm -0.388cm" svg:x1="1.458cm" svg:y1="6.316cm" svg:x2="3.999cm" svg:y2="3.326cm" draw:start-shape="id11" draw:start-glue-point="6" draw:end-shape="id12" draw:end-glue-point="6" svg:d="M1458 6316h502l1150-2990h889" svg:viewBox="0 0 2542 2991">
          <text:p/>
        </draw:connector>
        <draw:connector draw:style-name="gr6" draw:text-style-name="P5" draw:layer="layout" draw:type="lines" draw:line-skew="0cm -0.261cm" svg:x1="1.458cm" svg:y1="8.316cm" svg:x2="3.999cm" svg:y2="3.58cm" draw:start-shape="id11" draw:start-glue-point="7" draw:end-shape="id12" draw:end-glue-point="7" svg:d="M1458 8316h502l1277-4736h762" svg:viewBox="0 0 2542 4737">
          <text:p/>
        </draw:connector>
        <draw:connector draw:style-name="gr6" draw:text-style-name="P5" draw:layer="layout" draw:type="lines" draw:line-skew="0cm -0.134cm" svg:x1="1.459cm" svg:y1="10.311cm" svg:x2="3.999cm" svg:y2="3.834cm" draw:start-shape="id11" draw:start-glue-point="1" draw:end-shape="id12" draw:end-glue-point="3" svg:d="M1459 10311h501l1404-6477h635" svg:viewBox="0 0 2541 6478">
          <text:p/>
        </draw:connector>
        <draw:connector draw:style-name="gr6" draw:text-style-name="P5" draw:layer="layout" draw:type="lines" svg:x1="1.458cm" svg:y1="12.306cm" svg:x2="3.999cm" svg:y2="4.088cm" draw:start-shape="id11" draw:start-glue-point="8" draw:end-shape="id12" draw:end-glue-point="8" svg:d="M1458 12306h502l1538-8218h501" svg:viewBox="0 0 2542 8219">
          <text:p/>
        </draw:connector>
        <draw:connector draw:style-name="gr6" draw:text-style-name="P5" draw:layer="layout" draw:type="lines" draw:line-skew="0cm 0.12cm" svg:x1="1.458cm" svg:y1="14.306cm" svg:x2="3.999cm" svg:y2="4.342cm" draw:start-shape="id11" draw:start-glue-point="9" draw:end-shape="id12" draw:end-glue-point="9" svg:d="M1458 14306h502l1658-9964h381" svg:viewBox="0 0 2542 9965">
          <text:p/>
        </draw:connector>
        <draw:connector draw:style-name="gr6" draw:text-style-name="P5" draw:layer="layout" draw:type="lines" draw:line-skew="0cm 0.247cm" svg:x1="1.458cm" svg:y1="16.308cm" svg:x2="3.999cm" svg:y2="4.596cm" draw:start-shape="id11" draw:start-glue-point="10" draw:end-shape="id12" draw:end-glue-point="10" svg:d="M1458 16308h502l1785-11712h254" svg:viewBox="0 0 2542 11713">
          <text:p/>
        </draw:connector>
        <draw:polyline draw:style-name="gr3" draw:text-style-name="P3" draw:layer="layout" svg:width="20.494cm" svg:height="0.45cm" svg:x="3.618cm" svg:y="1.434cm" svg:viewBox="0 0 20495 451" draw:points="20495,451 20495,441 20493,432 20491,422 20488,413 20479,394 20467,376 20452,358 20434,342 20415,326 20393,311 20369,297 20343,285 20316,274 20287,265 20258,257 20228,252 20198,248 20167,247 10905,203 10874,202 10844,198 10814,193 10784,185 10756,176 10729,165 10703,153 10679,139 10657,125 10637,109 10619,92 10604,74 10592,56 10583,38 10580,28 10578,19 10576,9 10576,0 10576,9 10574,19 10572,28 10569,38 10560,56 10548,74 10533,92 10515,109 10496,125 10474,139 10450,153 10424,165 10397,176 10368,185 10339,193 10309,198 10279,202 10248,203 329,224 298,225 268,229 238,234 208,242 180,251 153,262 127,274 103,288 81,303 61,319 43,335 28,353 16,371 7,390 4,399 2,409 0,418 0,428">
          <text:p/>
        </draw:polyline>
        <draw:frame draw:style-name="gr4" draw:text-style-name="P4" draw:layer="layout" svg:width="6.209cm" svg:height="0.962cm" svg:x="11.506cm" svg:y="0.151cm">
          <draw:text-box>
            <text:p>Number of iterations</text:p>
          </draw:text-box>
        </draw:frame>
        <draw:custom-shape draw:style-name="gr5" draw:text-style-name="P1" xml:id="id13" draw:id="id13" draw:layer="layout" svg:width="4.064cm" svg:height="2.032cm" svg:x="7.367cm" svg:y="6.477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onnector draw:style-name="gr6" draw:text-style-name="P5" draw:layer="layout" draw:type="lines" svg:x1="1.458cm" svg:y1="4.314cm" svg:x2="7.367cm" svg:y2="6.731cm" draw:start-shape="id11" draw:start-glue-point="5" draw:end-shape="id13" draw:end-glue-point="5" svg:d="M1458 4314h502l4906 2417h501" svg:viewBox="0 0 5910 2418">
          <text:p/>
        </draw:connector>
        <draw:connector draw:style-name="gr6" draw:text-style-name="P5" draw:layer="layout" draw:type="lines" svg:x1="1.458cm" svg:y1="6.316cm" svg:x2="7.367cm" svg:y2="6.985cm" draw:start-shape="id11" draw:start-glue-point="6" draw:end-shape="id13" draw:end-glue-point="6" svg:d="M1458 6316h502l4906 669h501" svg:viewBox="0 0 5910 670">
          <text:p/>
        </draw:connector>
        <draw:connector draw:style-name="gr6" draw:text-style-name="P5" draw:layer="layout" draw:type="lines" svg:x1="1.458cm" svg:y1="8.316cm" svg:x2="7.367cm" svg:y2="7.239cm" draw:start-shape="id11" draw:start-glue-point="7" draw:end-shape="id13" draw:end-glue-point="7" svg:d="M1458 8316h502l4906-1077h501" svg:viewBox="0 0 5910 1078">
          <text:p/>
        </draw:connector>
        <draw:connector draw:style-name="gr6" draw:text-style-name="P5" draw:layer="layout" draw:type="lines" svg:x1="1.459cm" svg:y1="10.311cm" svg:x2="7.367cm" svg:y2="7.493cm" draw:start-shape="id11" draw:start-glue-point="1" draw:end-shape="id13" draw:end-glue-point="3" svg:d="M1459 10311h501l4906-2818h501" svg:viewBox="0 0 5909 2819">
          <text:p/>
        </draw:connector>
        <draw:connector draw:style-name="gr6" draw:text-style-name="P5" draw:layer="layout" draw:type="lines" svg:x1="1.458cm" svg:y1="12.306cm" svg:x2="7.367cm" svg:y2="7.747cm" draw:start-shape="id11" draw:start-glue-point="8" draw:end-shape="id13" draw:end-glue-point="8" svg:d="M1458 12306h502l4906-4559h501" svg:viewBox="0 0 5910 4560">
          <text:p/>
        </draw:connector>
        <draw:connector draw:style-name="gr6" draw:text-style-name="P5" draw:layer="layout" draw:type="lines" svg:x1="1.458cm" svg:y1="14.306cm" svg:x2="7.367cm" svg:y2="8.001cm" draw:start-shape="id11" draw:start-glue-point="9" draw:end-shape="id13" draw:end-glue-point="9" svg:d="M1458 14306h502l4906-6305h501" svg:viewBox="0 0 5910 6306">
          <text:p/>
        </draw:connector>
        <draw:connector draw:style-name="gr6" draw:text-style-name="P5" draw:layer="layout" draw:type="lines" svg:x1="1.458cm" svg:y1="16.308cm" svg:x2="7.367cm" svg:y2="8.255cm" draw:start-shape="id11" draw:start-glue-point="10" draw:end-shape="id13" draw:end-glue-point="10" svg:d="M1458 16308h502l4906-8053h501" svg:viewBox="0 0 5910 8054">
          <text:p/>
        </draw:connector>
        <draw:custom-shape draw:style-name="gr5" draw:text-style-name="P1" xml:id="id15" draw:id="id15" draw:layer="layout" svg:width="4.064cm" svg:height="2.032cm" svg:x="7.367cm" svg:y="6.477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ustom-shape draw:style-name="gr5" draw:text-style-name="P1" xml:id="id14" draw:id="id14" draw:layer="layout" svg:width="4.064cm" svg:height="2.032cm" svg:x="10.541cm" svg:y="10.668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onnector draw:style-name="gr6" draw:text-style-name="P5" draw:layer="layout" draw:type="lines" svg:x1="1.458cm" svg:y1="4.314cm" svg:x2="10.541cm" svg:y2="10.922cm" draw:start-shape="id11" draw:start-glue-point="5" draw:end-shape="id14" draw:end-glue-point="5" svg:d="M1458 4314h502l8080 6608h501" svg:viewBox="0 0 9084 6609">
          <text:p/>
        </draw:connector>
        <draw:connector draw:style-name="gr6" draw:text-style-name="P5" draw:layer="layout" draw:type="lines" svg:x1="1.458cm" svg:y1="6.316cm" svg:x2="10.541cm" svg:y2="11.176cm" draw:start-shape="id11" draw:start-glue-point="6" draw:end-shape="id14" draw:end-glue-point="6" svg:d="M1458 6316h502l8080 4860h501" svg:viewBox="0 0 9084 4861">
          <text:p/>
        </draw:connector>
        <draw:connector draw:style-name="gr6" draw:text-style-name="P5" draw:layer="layout" draw:type="lines" svg:x1="1.458cm" svg:y1="8.316cm" svg:x2="10.541cm" svg:y2="11.43cm" draw:start-shape="id11" draw:start-glue-point="7" draw:end-shape="id14" draw:end-glue-point="7" svg:d="M1458 8316h502l8080 3114h501" svg:viewBox="0 0 9084 3115">
          <text:p/>
        </draw:connector>
        <draw:connector draw:style-name="gr6" draw:text-style-name="P5" draw:layer="layout" draw:type="lines" svg:x1="1.459cm" svg:y1="10.311cm" svg:x2="10.541cm" svg:y2="11.684cm" draw:start-shape="id11" draw:start-glue-point="1" draw:end-shape="id14" draw:end-glue-point="3" svg:d="M1459 10311h501l8080 1373h501" svg:viewBox="0 0 9083 1374">
          <text:p/>
        </draw:connector>
        <draw:connector draw:style-name="gr6" draw:text-style-name="P5" draw:layer="layout" draw:type="lines" svg:x1="1.458cm" svg:y1="12.306cm" svg:x2="10.541cm" svg:y2="11.938cm" draw:start-shape="id11" draw:start-glue-point="8" draw:end-shape="id14" draw:end-glue-point="8" svg:d="M1458 12306h502l8080-368h501" svg:viewBox="0 0 9084 369">
          <text:p/>
        </draw:connector>
        <draw:connector draw:style-name="gr6" draw:text-style-name="P5" draw:layer="layout" draw:type="lines" svg:x1="1.458cm" svg:y1="14.306cm" svg:x2="10.541cm" svg:y2="12.192cm" draw:start-shape="id11" draw:start-glue-point="9" draw:end-shape="id14" draw:end-glue-point="9" svg:d="M1458 14306h502l8080-2114h501" svg:viewBox="0 0 9084 2115">
          <text:p/>
        </draw:connector>
        <draw:connector draw:style-name="gr6" draw:text-style-name="P5" draw:layer="layout" draw:type="lines" svg:x1="1.458cm" svg:y1="16.308cm" svg:x2="10.541cm" svg:y2="12.446cm" draw:start-shape="id11" draw:start-glue-point="10" draw:end-shape="id14" draw:end-glue-point="10" svg:d="M1458 16308h502l8080-3862h501" svg:viewBox="0 0 9084 3863">
          <text:p/>
        </draw:connector>
        <draw:connector draw:style-name="gr7" draw:text-style-name="P6" draw:layer="layout" svg:x1="8.063cm" svg:y1="3.834cm" svg:x2="9.399cm" svg:y2="6.477cm" draw:start-shape="id12" draw:start-glue-point="1" draw:end-shape="id15" draw:end-glue-point="0" svg:d="M8063 3834h1336v2643" svg:viewBox="0 0 1337 2644">
          <text:p/>
        </draw:connector>
        <draw:connector draw:style-name="gr7" draw:text-style-name="P6" draw:layer="layout" svg:x1="11.431cm" svg:y1="7.493cm" svg:x2="12.573cm" svg:y2="10.668cm" draw:start-shape="id15" draw:start-glue-point="1" draw:end-shape="id14" draw:end-glue-point="0" svg:d="M11431 7493h1142v3175" svg:viewBox="0 0 1143 3176">
          <text:p/>
        </draw:connector>
        <draw:custom-shape draw:style-name="gr5" draw:text-style-name="P1" xml:id="id16" draw:id="id16" draw:layer="layout" svg:width="4.064cm" svg:height="2.032cm" svg:x="13.081cm" svg:y="15.113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onnector draw:style-name="gr6" draw:text-style-name="P5" draw:layer="layout" draw:type="lines" svg:x1="1.458cm" svg:y1="4.314cm" svg:x2="13.081cm" svg:y2="15.367cm" draw:start-shape="id11" draw:start-glue-point="5" draw:end-shape="id16" draw:end-glue-point="5" svg:d="M1458 4314h502l10620 11053h501" svg:viewBox="0 0 11624 11054">
          <text:p/>
        </draw:connector>
        <draw:connector draw:style-name="gr6" draw:text-style-name="P5" draw:layer="layout" draw:type="lines" svg:x1="1.458cm" svg:y1="6.316cm" svg:x2="13.081cm" svg:y2="15.621cm" draw:start-shape="id11" draw:start-glue-point="6" draw:end-shape="id16" draw:end-glue-point="6" svg:d="M1458 6316h502l10620 9305h501" svg:viewBox="0 0 11624 9306">
          <text:p/>
        </draw:connector>
        <draw:connector draw:style-name="gr6" draw:text-style-name="P5" draw:layer="layout" draw:type="lines" svg:x1="1.458cm" svg:y1="8.316cm" svg:x2="13.081cm" svg:y2="15.875cm" draw:start-shape="id11" draw:start-glue-point="7" draw:end-shape="id16" draw:end-glue-point="7" svg:d="M1458 8316h502l10620 7559h501" svg:viewBox="0 0 11624 7560">
          <text:p/>
        </draw:connector>
        <draw:connector draw:style-name="gr6" draw:text-style-name="P5" draw:layer="layout" draw:type="lines" svg:x1="1.459cm" svg:y1="10.311cm" svg:x2="13.081cm" svg:y2="16.129cm" draw:start-shape="id11" draw:start-glue-point="1" draw:end-shape="id16" draw:end-glue-point="3" svg:d="M1459 10311h501l10620 5818h501" svg:viewBox="0 0 11623 5819">
          <text:p/>
        </draw:connector>
        <draw:connector draw:style-name="gr6" draw:text-style-name="P5" draw:layer="layout" draw:type="lines" svg:x1="1.458cm" svg:y1="12.306cm" svg:x2="13.081cm" svg:y2="16.383cm" draw:start-shape="id11" draw:start-glue-point="8" draw:end-shape="id16" draw:end-glue-point="8" svg:d="M1458 12306h502l10620 4077h501" svg:viewBox="0 0 11624 4078">
          <text:p/>
        </draw:connector>
        <draw:connector draw:style-name="gr6" draw:text-style-name="P5" draw:layer="layout" draw:type="lines" svg:x1="1.458cm" svg:y1="14.306cm" svg:x2="13.081cm" svg:y2="16.637cm" draw:start-shape="id11" draw:start-glue-point="9" draw:end-shape="id16" draw:end-glue-point="9" svg:d="M1458 14306h502l10620 2331h501" svg:viewBox="0 0 11624 2332">
          <text:p/>
        </draw:connector>
        <draw:connector draw:style-name="gr6" draw:text-style-name="P5" draw:layer="layout" draw:type="lines" svg:x1="1.458cm" svg:y1="16.308cm" svg:x2="13.081cm" svg:y2="16.891cm" draw:start-shape="id11" draw:start-glue-point="10" draw:end-shape="id16" draw:end-glue-point="10" svg:d="M1458 16308h502l10620 583h501" svg:viewBox="0 0 11624 584">
          <text:p/>
        </draw:connector>
        <draw:connector draw:style-name="gr7" draw:text-style-name="P6" draw:layer="layout" svg:x1="14.605cm" svg:y1="11.684cm" svg:x2="15.113cm" svg:y2="15.113cm" draw:start-shape="id14" draw:start-glue-point="1" draw:end-shape="id16" draw:end-glue-point="0" svg:d="M14605 11684h508v3429" svg:viewBox="0 0 509 3430">
          <text:p/>
        </draw:connector>
      </draw:page>
      <draw:page draw:name="page6" draw:style-name="dp1" draw:master-page-name="Default">
        <draw:custom-shape draw:style-name="gr5" draw:text-style-name="P1" xml:id="id18" draw:id="id18" draw:layer="layout" svg:width="4.064cm" svg:height="2.032cm" svg:x="3.999cm" svg:y="2.818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ustom-shape draw:style-name="gr1" draw:text-style-name="P1" xml:id="id17" draw:id="id17" draw:layer="layout" svg:width="1.397cm" svg:height="16.002cm" svg:x="0.061cm" svg:y="2.31cm">
          <draw:glue-point draw:id="4" svg:x="5.001cm" svg:y="-4.998cm"/>
          <draw:glue-point draw:id="5" svg:x="5.001cm" svg:y="-3.748cm"/>
          <draw:glue-point draw:id="6" svg:x="5.001cm" svg:y="-2.497cm"/>
          <draw:glue-point draw:id="7" svg:x="5.001cm" svg:y="-1.247cm"/>
          <draw:glue-point draw:id="8" svg:x="5.001cm" svg:y="1.247cm"/>
          <draw:glue-point draw:id="9" svg:x="5.001cm" svg:y="2.497cm"/>
          <draw:glue-point draw:id="10" svg:x="5.001cm" svg:y="3.748cm"/>
          <draw:glue-point draw:id="11" svg:x="5.001cm" svg:y="4.998cm"/>
          <text:p/>
          <draw:enhanced-geometry svg:viewBox="0 0 21600 21600" draw:mirror-horizontal="true" draw:mirror-vertical="false" draw:type="rectangle" draw:enhanced-path="M 0 0 L 21600 0 21600 21600 0 21600 0 0 Z N"/>
        </draw:custom-shape>
        <draw:custom-shape draw:style-name="gr2" draw:text-style-name="P1" draw:layer="layout" svg:width="5.436cm" svg:height="0.889cm" draw:transform="rotate (1.5707963267949) translate (0.316cm 12.699cm)">
          <text:p text:style-name="P2">Table enteries</text:p>
          <draw:enhanced-geometry svg:viewBox="0 0 21600 21600" draw:type="rectangle" draw:enhanced-path="M 0 0 L 21600 0 21600 21600 0 21600 0 0 Z N"/>
        </draw:custom-shape>
        <draw:connector draw:style-name="gr6" draw:text-style-name="P5" draw:layer="layout" draw:type="lines" draw:line-skew="0.007cm -0.515cm" svg:x1="1.458cm" svg:y1="4.314cm" svg:x2="3.999cm" svg:y2="3.072cm" draw:start-shape="id17" draw:start-glue-point="5" draw:end-shape="id18" draw:end-glue-point="5" svg:d="M1458 4314h509l1016-1242h1016" svg:viewBox="0 0 2542 1243">
          <text:p/>
        </draw:connector>
        <draw:connector draw:style-name="gr6" draw:text-style-name="P5" draw:layer="layout" draw:type="lines" draw:line-skew="0cm -0.388cm" svg:x1="1.458cm" svg:y1="6.316cm" svg:x2="3.999cm" svg:y2="3.326cm" draw:start-shape="id17" draw:start-glue-point="6" draw:end-shape="id18" draw:end-glue-point="6" svg:d="M1458 6316h502l1150-2990h889" svg:viewBox="0 0 2542 2991">
          <text:p/>
        </draw:connector>
        <draw:connector draw:style-name="gr6" draw:text-style-name="P5" draw:layer="layout" draw:type="lines" draw:line-skew="0cm -0.261cm" svg:x1="1.458cm" svg:y1="8.316cm" svg:x2="3.999cm" svg:y2="3.58cm" draw:start-shape="id17" draw:start-glue-point="7" draw:end-shape="id18" draw:end-glue-point="7" svg:d="M1458 8316h502l1277-4736h762" svg:viewBox="0 0 2542 4737">
          <text:p/>
        </draw:connector>
        <draw:connector draw:style-name="gr6" draw:text-style-name="P5" draw:layer="layout" draw:type="lines" draw:line-skew="0cm -0.134cm" svg:x1="1.459cm" svg:y1="10.311cm" svg:x2="3.999cm" svg:y2="3.834cm" draw:start-shape="id17" draw:start-glue-point="1" draw:end-shape="id18" draw:end-glue-point="3" svg:d="M1459 10311h501l1404-6477h635" svg:viewBox="0 0 2541 6478">
          <text:p/>
        </draw:connector>
        <draw:connector draw:style-name="gr6" draw:text-style-name="P5" draw:layer="layout" draw:type="lines" svg:x1="1.458cm" svg:y1="12.306cm" svg:x2="3.999cm" svg:y2="4.088cm" draw:start-shape="id17" draw:start-glue-point="8" draw:end-shape="id18" draw:end-glue-point="8" svg:d="M1458 12306h502l1538-8218h501" svg:viewBox="0 0 2542 8219">
          <text:p/>
        </draw:connector>
        <draw:connector draw:style-name="gr6" draw:text-style-name="P5" draw:layer="layout" draw:type="lines" draw:line-skew="0cm 0.12cm" svg:x1="1.458cm" svg:y1="14.306cm" svg:x2="3.999cm" svg:y2="4.342cm" draw:start-shape="id17" draw:start-glue-point="9" draw:end-shape="id18" draw:end-glue-point="9" svg:d="M1458 14306h502l1658-9964h381" svg:viewBox="0 0 2542 9965">
          <text:p/>
        </draw:connector>
        <draw:connector draw:style-name="gr6" draw:text-style-name="P5" draw:layer="layout" draw:type="lines" draw:line-skew="0cm 0.247cm" svg:x1="1.458cm" svg:y1="16.308cm" svg:x2="3.999cm" svg:y2="4.596cm" draw:start-shape="id17" draw:start-glue-point="10" draw:end-shape="id18" draw:end-glue-point="10" svg:d="M1458 16308h502l1785-11712h254" svg:viewBox="0 0 2542 11713">
          <text:p/>
        </draw:connector>
        <draw:polyline draw:style-name="gr3" draw:text-style-name="P3" draw:layer="layout" svg:width="20.494cm" svg:height="0.45cm" svg:x="3.618cm" svg:y="1.434cm" svg:viewBox="0 0 20495 451" draw:points="20495,451 20495,441 20493,432 20491,422 20488,413 20479,394 20467,376 20452,358 20434,342 20415,326 20393,311 20369,297 20343,285 20316,274 20287,265 20258,257 20228,252 20198,248 20167,247 10905,203 10874,202 10844,198 10814,193 10784,185 10756,176 10729,165 10703,153 10679,139 10657,125 10637,109 10619,92 10604,74 10592,56 10583,38 10580,28 10578,19 10576,9 10576,0 10576,9 10574,19 10572,28 10569,38 10560,56 10548,74 10533,92 10515,109 10496,125 10474,139 10450,153 10424,165 10397,176 10368,185 10339,193 10309,198 10279,202 10248,203 329,224 298,225 268,229 238,234 208,242 180,251 153,262 127,274 103,288 81,303 61,319 43,335 28,353 16,371 7,390 4,399 2,409 0,418 0,428">
          <text:p/>
        </draw:polyline>
        <draw:frame draw:style-name="gr4" draw:text-style-name="P4" draw:layer="layout" svg:width="6.209cm" svg:height="0.962cm" svg:x="11.506cm" svg:y="0.151cm">
          <draw:text-box>
            <text:p>Number of iterations</text:p>
          </draw:text-box>
        </draw:frame>
        <draw:custom-shape draw:style-name="gr5" draw:text-style-name="P1" xml:id="id19" draw:id="id19" draw:layer="layout" svg:width="4.064cm" svg:height="2.032cm" svg:x="7.367cm" svg:y="6.477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onnector draw:style-name="gr6" draw:text-style-name="P5" draw:layer="layout" draw:type="lines" svg:x1="1.458cm" svg:y1="4.314cm" svg:x2="7.367cm" svg:y2="6.731cm" draw:start-shape="id17" draw:start-glue-point="5" draw:end-shape="id19" draw:end-glue-point="5" svg:d="M1458 4314h502l4906 2417h501" svg:viewBox="0 0 5910 2418">
          <text:p/>
        </draw:connector>
        <draw:connector draw:style-name="gr6" draw:text-style-name="P5" draw:layer="layout" draw:type="lines" svg:x1="1.458cm" svg:y1="6.316cm" svg:x2="7.367cm" svg:y2="6.985cm" draw:start-shape="id17" draw:start-glue-point="6" draw:end-shape="id19" draw:end-glue-point="6" svg:d="M1458 6316h502l4906 669h501" svg:viewBox="0 0 5910 670">
          <text:p/>
        </draw:connector>
        <draw:connector draw:style-name="gr6" draw:text-style-name="P5" draw:layer="layout" draw:type="lines" svg:x1="1.458cm" svg:y1="8.316cm" svg:x2="7.367cm" svg:y2="7.239cm" draw:start-shape="id17" draw:start-glue-point="7" draw:end-shape="id19" draw:end-glue-point="7" svg:d="M1458 8316h502l4906-1077h501" svg:viewBox="0 0 5910 1078">
          <text:p/>
        </draw:connector>
        <draw:connector draw:style-name="gr6" draw:text-style-name="P5" draw:layer="layout" draw:type="lines" svg:x1="1.459cm" svg:y1="10.311cm" svg:x2="7.367cm" svg:y2="7.493cm" draw:start-shape="id17" draw:start-glue-point="1" draw:end-shape="id19" draw:end-glue-point="3" svg:d="M1459 10311h501l4906-2818h501" svg:viewBox="0 0 5909 2819">
          <text:p/>
        </draw:connector>
        <draw:connector draw:style-name="gr6" draw:text-style-name="P5" draw:layer="layout" draw:type="lines" svg:x1="1.458cm" svg:y1="12.306cm" svg:x2="7.367cm" svg:y2="7.747cm" draw:start-shape="id17" draw:start-glue-point="8" draw:end-shape="id19" draw:end-glue-point="8" svg:d="M1458 12306h502l4906-4559h501" svg:viewBox="0 0 5910 4560">
          <text:p/>
        </draw:connector>
        <draw:connector draw:style-name="gr6" draw:text-style-name="P5" draw:layer="layout" draw:type="lines" svg:x1="1.458cm" svg:y1="14.306cm" svg:x2="7.367cm" svg:y2="8.001cm" draw:start-shape="id17" draw:start-glue-point="9" draw:end-shape="id19" draw:end-glue-point="9" svg:d="M1458 14306h502l4906-6305h501" svg:viewBox="0 0 5910 6306">
          <text:p/>
        </draw:connector>
        <draw:connector draw:style-name="gr6" draw:text-style-name="P5" draw:layer="layout" draw:type="lines" svg:x1="1.458cm" svg:y1="16.308cm" svg:x2="7.367cm" svg:y2="8.255cm" draw:start-shape="id17" draw:start-glue-point="10" draw:end-shape="id19" draw:end-glue-point="10" svg:d="M1458 16308h502l4906-8053h501" svg:viewBox="0 0 5910 8054">
          <text:p/>
        </draw:connector>
        <draw:custom-shape draw:style-name="gr5" draw:text-style-name="P1" xml:id="id21" draw:id="id21" draw:layer="layout" svg:width="4.064cm" svg:height="2.032cm" svg:x="7.367cm" svg:y="6.477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ustom-shape draw:style-name="gr5" draw:text-style-name="P1" xml:id="id20" draw:id="id20" draw:layer="layout" svg:width="4.064cm" svg:height="2.032cm" svg:x="10.541cm" svg:y="10.668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onnector draw:style-name="gr6" draw:text-style-name="P5" draw:layer="layout" draw:type="lines" svg:x1="1.458cm" svg:y1="4.314cm" svg:x2="10.541cm" svg:y2="10.922cm" draw:start-shape="id17" draw:start-glue-point="5" draw:end-shape="id20" draw:end-glue-point="5" svg:d="M1458 4314h502l8080 6608h501" svg:viewBox="0 0 9084 6609">
          <text:p/>
        </draw:connector>
        <draw:connector draw:style-name="gr6" draw:text-style-name="P5" draw:layer="layout" draw:type="lines" svg:x1="1.458cm" svg:y1="6.316cm" svg:x2="10.541cm" svg:y2="11.176cm" draw:start-shape="id17" draw:start-glue-point="6" draw:end-shape="id20" draw:end-glue-point="6" svg:d="M1458 6316h502l8080 4860h501" svg:viewBox="0 0 9084 4861">
          <text:p/>
        </draw:connector>
        <draw:connector draw:style-name="gr6" draw:text-style-name="P5" draw:layer="layout" draw:type="lines" svg:x1="1.458cm" svg:y1="8.316cm" svg:x2="10.541cm" svg:y2="11.43cm" draw:start-shape="id17" draw:start-glue-point="7" draw:end-shape="id20" draw:end-glue-point="7" svg:d="M1458 8316h502l8080 3114h501" svg:viewBox="0 0 9084 3115">
          <text:p/>
        </draw:connector>
        <draw:connector draw:style-name="gr6" draw:text-style-name="P5" draw:layer="layout" draw:type="lines" svg:x1="1.459cm" svg:y1="10.311cm" svg:x2="10.541cm" svg:y2="11.684cm" draw:start-shape="id17" draw:start-glue-point="1" draw:end-shape="id20" draw:end-glue-point="3" svg:d="M1459 10311h501l8080 1373h501" svg:viewBox="0 0 9083 1374">
          <text:p/>
        </draw:connector>
        <draw:connector draw:style-name="gr6" draw:text-style-name="P5" draw:layer="layout" draw:type="lines" svg:x1="1.458cm" svg:y1="12.306cm" svg:x2="10.541cm" svg:y2="11.938cm" draw:start-shape="id17" draw:start-glue-point="8" draw:end-shape="id20" draw:end-glue-point="8" svg:d="M1458 12306h502l8080-368h501" svg:viewBox="0 0 9084 369">
          <text:p/>
        </draw:connector>
        <draw:connector draw:style-name="gr6" draw:text-style-name="P5" draw:layer="layout" draw:type="lines" svg:x1="1.458cm" svg:y1="14.306cm" svg:x2="10.541cm" svg:y2="12.192cm" draw:start-shape="id17" draw:start-glue-point="9" draw:end-shape="id20" draw:end-glue-point="9" svg:d="M1458 14306h502l8080-2114h501" svg:viewBox="0 0 9084 2115">
          <text:p/>
        </draw:connector>
        <draw:connector draw:style-name="gr6" draw:text-style-name="P5" draw:layer="layout" draw:type="lines" svg:x1="1.458cm" svg:y1="16.308cm" svg:x2="10.541cm" svg:y2="12.446cm" draw:start-shape="id17" draw:start-glue-point="10" draw:end-shape="id20" draw:end-glue-point="10" svg:d="M1458 16308h502l8080-3862h501" svg:viewBox="0 0 9084 3863">
          <text:p/>
        </draw:connector>
        <draw:connector draw:style-name="gr7" draw:text-style-name="P6" draw:layer="layout" svg:x1="8.063cm" svg:y1="3.834cm" svg:x2="9.399cm" svg:y2="6.477cm" draw:start-shape="id18" draw:start-glue-point="1" draw:end-shape="id21" draw:end-glue-point="0" svg:d="M8063 3834h1336v2643" svg:viewBox="0 0 1337 2644">
          <text:p/>
        </draw:connector>
        <draw:connector draw:style-name="gr7" draw:text-style-name="P6" draw:layer="layout" svg:x1="11.431cm" svg:y1="7.493cm" svg:x2="12.573cm" svg:y2="10.668cm" draw:start-shape="id21" draw:start-glue-point="1" draw:end-shape="id20" draw:end-glue-point="0" svg:d="M11431 7493h1142v3175" svg:viewBox="0 0 1143 3176">
          <text:p/>
        </draw:connector>
        <draw:custom-shape draw:style-name="gr5" draw:text-style-name="P1" xml:id="id22" draw:id="id22" draw:layer="layout" svg:width="4.064cm" svg:height="2.032cm" svg:x="13.081cm" svg:y="15.113cm">
          <draw:glue-point draw:id="4" svg:x="-5.001cm" svg:y="-5cm"/>
          <draw:glue-point draw:id="5" svg:x="-5.001cm" svg:y="-3.75cm"/>
          <draw:glue-point draw:id="6" svg:x="-5.001cm" svg:y="-2.5cm"/>
          <draw:glue-point draw:id="7" svg:x="-5.001cm" svg:y="-1.25cm"/>
          <draw:glue-point draw:id="8" svg:x="-5.001cm" svg:y="1.25cm"/>
          <draw:glue-point draw:id="9" svg:x="-5.001cm" svg:y="2.5cm"/>
          <draw:glue-point draw:id="10" svg:x="-5.001cm" svg:y="3.75cm"/>
          <draw:glue-point draw:id="11" svg:x="-5.001cm" svg:y="5cm"/>
          <text:p text:style-name="P2">Lookup &amp;</text:p>
          <text:p text:style-name="P2">Calculations</text:p>
          <draw:enhanced-geometry svg:viewBox="0 0 21600 21600" draw:mirror-horizontal="false" draw:mirror-vertical="false" draw:type="rectangle" draw:enhanced-path="M 0 0 L 21600 0 21600 21600 0 21600 0 0 Z N"/>
        </draw:custom-shape>
        <draw:connector draw:style-name="gr6" draw:text-style-name="P5" draw:layer="layout" draw:type="lines" svg:x1="1.458cm" svg:y1="4.314cm" svg:x2="13.081cm" svg:y2="15.367cm" draw:start-shape="id17" draw:start-glue-point="5" draw:end-shape="id22" draw:end-glue-point="5" svg:d="M1458 4314h502l10620 11053h501" svg:viewBox="0 0 11624 11054">
          <text:p/>
        </draw:connector>
        <draw:connector draw:style-name="gr6" draw:text-style-name="P5" draw:layer="layout" draw:type="lines" svg:x1="1.458cm" svg:y1="6.316cm" svg:x2="13.081cm" svg:y2="15.621cm" draw:start-shape="id17" draw:start-glue-point="6" draw:end-shape="id22" draw:end-glue-point="6" svg:d="M1458 6316h502l10620 9305h501" svg:viewBox="0 0 11624 9306">
          <text:p/>
        </draw:connector>
        <draw:connector draw:style-name="gr6" draw:text-style-name="P5" draw:layer="layout" draw:type="lines" svg:x1="1.458cm" svg:y1="8.316cm" svg:x2="13.081cm" svg:y2="15.875cm" draw:start-shape="id17" draw:start-glue-point="7" draw:end-shape="id22" draw:end-glue-point="7" svg:d="M1458 8316h502l10620 7559h501" svg:viewBox="0 0 11624 7560">
          <text:p/>
        </draw:connector>
        <draw:connector draw:style-name="gr6" draw:text-style-name="P5" draw:layer="layout" draw:type="lines" svg:x1="1.459cm" svg:y1="10.311cm" svg:x2="13.081cm" svg:y2="16.129cm" draw:start-shape="id17" draw:start-glue-point="1" draw:end-shape="id22" draw:end-glue-point="3" svg:d="M1459 10311h501l10620 5818h501" svg:viewBox="0 0 11623 5819">
          <text:p/>
        </draw:connector>
        <draw:connector draw:style-name="gr6" draw:text-style-name="P5" draw:layer="layout" draw:type="lines" svg:x1="1.458cm" svg:y1="12.306cm" svg:x2="13.081cm" svg:y2="16.383cm" draw:start-shape="id17" draw:start-glue-point="8" draw:end-shape="id22" draw:end-glue-point="8" svg:d="M1458 12306h502l10620 4077h501" svg:viewBox="0 0 11624 4078">
          <text:p/>
        </draw:connector>
        <draw:connector draw:style-name="gr6" draw:text-style-name="P5" draw:layer="layout" draw:type="lines" svg:x1="1.458cm" svg:y1="14.306cm" svg:x2="13.081cm" svg:y2="16.637cm" draw:start-shape="id17" draw:start-glue-point="9" draw:end-shape="id22" draw:end-glue-point="9" svg:d="M1458 14306h502l10620 2331h501" svg:viewBox="0 0 11624 2332">
          <text:p/>
        </draw:connector>
        <draw:connector draw:style-name="gr6" draw:text-style-name="P5" draw:layer="layout" draw:type="lines" svg:x1="1.458cm" svg:y1="16.308cm" svg:x2="13.081cm" svg:y2="16.891cm" draw:start-shape="id17" draw:start-glue-point="10" draw:end-shape="id22" draw:end-glue-point="10" svg:d="M1458 16308h502l10620 583h501" svg:viewBox="0 0 11624 584">
          <text:p/>
        </draw:connector>
        <draw:connector draw:style-name="gr7" draw:text-style-name="P6" draw:layer="layout" svg:x1="14.605cm" svg:y1="11.684cm" svg:x2="15.113cm" svg:y2="15.113cm" draw:start-shape="id20" draw:start-glue-point="1" draw:end-shape="id22" draw:end-glue-point="0" svg:d="M14605 11684h508v3429" svg:viewBox="0 0 509 3430">
          <text:p/>
        </draw:connector>
        <draw:frame draw:style-name="gr8" draw:text-style-name="P8" draw:layer="layout" svg:width="10.922cm" svg:height="3.095cm" svg:x="13.335cm" svg:y="6.731cm">
          <draw:text-box>
            <text:p text:style-name="P7"><text:span text:style-name="T1">Too many to draw!</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on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4.435cm" fo:page-height="18.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9-17T21:51:00.393574140</meta:creation-date>
    <dc:date>2019-09-18T00:56:30.844844577</dc:date>
    <meta:editing-duration>PT24M14S</meta:editing-duration>
    <meta:editing-cycles>10</meta:editing-cycles>
    <meta:generator>LibreOffice/6.3.0.4$Linux_X86_64 LibreOffice_project/30$Build-4</meta:generator>
    <meta:document-statistic meta:object-count="150"/>
  </office:meta>
</office:document-meta>
</file>